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office:value-type="string">
            <text:p>neo K</text:p>
          </table:table-cell>
          <table:table-cell office:value-type="string">
            <text:p>net K</text:p>
          </table:table-cell>
          <table:table-cell table:style-name="Default" office:value-type="string">
            <text:p>neo K+L init</text:p>
          </table:table-cell>
          <table:table-cell table:style-name="Default" office:value-type="string">
            <text:p>neo K+L after</text:p>
          </table:table-cell>
          <table:table-cell table:style-name="Default" office:value-type="string">
            <text:p>net K+L</text:p>
          </table:table-cell>
          <table:table-cell table:style-name="Default" office:value-type="string">
            <text:p>neo K+P</text:p>
          </table:table-cell>
          <table:table-cell table:style-name="Default" office:value-type="string">
            <text:p>net K+P</text:p>
          </table:table-cell>
          <table:table-cell table:style-name="Default" office:value-type="string">
            <text:p>neo K+L+P</text:p>
          </table:table-cell>
          <table:table-cell table:style-name="Default" office:value-type="string">
            <text:p>net K+L+P</text:p>
          </table:table-cell>
        </table:table-row>
        <table:table-row table:style-name="ro1">
          <table:table-cell office:value-type="float" office:value="63451">
            <text:p>63451</text:p>
          </table:table-cell>
          <table:table-cell office:value-type="float" office:value="194175">
            <text:p>194175</text:p>
          </table:table-cell>
          <table:table-cell office:value-type="float" office:value="39872">
            <text:p>39872</text:p>
          </table:table-cell>
          <table:table-cell office:value-type="float" office:value="37993">
            <text:p>37993</text:p>
          </table:table-cell>
          <table:table-cell office:value-type="float" office:value="167255">
            <text:p>167255</text:p>
          </table:table-cell>
          <table:table-cell office:value-type="float" office:value="24342">
            <text:p>24342</text:p>
          </table:table-cell>
          <table:table-cell office:value-type="float" office:value="160487">
            <text:p>160487</text:p>
          </table:table-cell>
          <table:table-cell office:value-type="float" office:value="15903">
            <text:p>15903</text:p>
          </table:table-cell>
          <table:table-cell office:value-type="float" office:value="148793">
            <text:p>148793</text:p>
          </table:table-cell>
        </table:table-row>
        <table:table-row table:style-name="ro1">
          <table:table-cell office:value-type="float" office:value="200803">
            <text:p>200803</text:p>
          </table:table-cell>
          <table:table-cell office:value-type="float" office:value="228254">
            <text:p>228254</text:p>
          </table:table-cell>
          <table:table-cell office:value-type="float" office:value="78125">
            <text:p>78125</text:p>
          </table:table-cell>
          <table:table-cell office:value-type="float" office:value="108932">
            <text:p>108932</text:p>
          </table:table-cell>
          <table:table-cell office:value-type="float" office:value="191956">
            <text:p>191956</text:p>
          </table:table-cell>
          <table:table-cell office:value-type="float" office:value="56689">
            <text:p>56689</text:p>
          </table:table-cell>
          <table:table-cell office:value-type="float" office:value="190493">
            <text:p>190493</text:p>
          </table:table-cell>
          <table:table-cell office:value-type="float" office:value="30656">
            <text:p>30656</text:p>
          </table:table-cell>
          <table:table-cell office:value-type="float" office:value="179039">
            <text:p>179039</text:p>
          </table:table-cell>
        </table:table-row>
        <table:table-row table:style-name="ro1">
          <table:table-cell office:value-type="float" office:value="268817">
            <text:p>268817</text:p>
          </table:table-cell>
          <table:table-cell office:value-type="float" office:value="230727">
            <text:p>230727</text:p>
          </table:table-cell>
          <table:table-cell office:value-type="float" office:value="133214">
            <text:p>133214</text:p>
          </table:table-cell>
          <table:table-cell office:value-type="float" office:value="140186">
            <text:p>140186</text:p>
          </table:table-cell>
          <table:table-cell office:value-type="float" office:value="201807">
            <text:p>201807</text:p>
          </table:table-cell>
          <table:table-cell office:value-type="float" office:value="80731">
            <text:p>80731</text:p>
          </table:table-cell>
          <table:table-cell office:value-type="float" office:value="197765">
            <text:p>197765</text:p>
          </table:table-cell>
          <table:table-cell office:value-type="float" office:value="48262">
            <text:p>48262</text:p>
          </table:table-cell>
          <table:table-cell office:value-type="float" office:value="180498">
            <text:p>180498</text:p>
          </table:table-cell>
        </table:table-row>
        <table:table-row table:style-name="ro1">
          <table:table-cell office:value-type="float" office:value="370370">
            <text:p>370370</text:p>
          </table:table-cell>
          <table:table-cell office:value-type="float" office:value="226205">
            <text:p>226205</text:p>
          </table:table-cell>
          <table:table-cell office:value-type="float" office:value="153609">
            <text:p>153609</text:p>
          </table:table-cell>
          <table:table-cell office:value-type="float" office:value="188323">
            <text:p>188323</text:p>
          </table:table-cell>
          <table:table-cell office:value-type="float" office:value="201224">
            <text:p>201224</text:p>
          </table:table-cell>
          <table:table-cell office:value-type="float" office:value="101214">
            <text:p>101214</text:p>
          </table:table-cell>
          <table:table-cell office:value-type="float" office:value="198834">
            <text:p>198834</text:p>
          </table:table-cell>
          <table:table-cell office:value-type="float" office:value="56369">
            <text:p>56369</text:p>
          </table:table-cell>
          <table:table-cell office:value-type="float" office:value="177250">
            <text:p>177250</text:p>
          </table:table-cell>
        </table:table-row>
        <table:table-row table:style-name="ro1">
          <table:table-cell office:value-type="float" office:value="390625">
            <text:p>390625</text:p>
          </table:table-cell>
          <table:table-cell office:value-type="float" office:value="229951">
            <text:p>229951</text:p>
          </table:table-cell>
          <table:table-cell office:value-type="float" office:value="179856">
            <text:p>179856</text:p>
          </table:table-cell>
          <table:table-cell office:value-type="float" office:value="156641">
            <text:p>156641</text:p>
          </table:table-cell>
          <table:table-cell office:value-type="float" office:value="198662">
            <text:p>198662</text:p>
          </table:table-cell>
          <table:table-cell office:value-type="float" office:value="110913">
            <text:p>110913</text:p>
          </table:table-cell>
          <table:table-cell office:value-type="float" office:value="204767">
            <text:p>204767</text:p>
          </table:table-cell>
          <table:table-cell office:value-type="float" office:value="65720">
            <text:p>65720</text:p>
          </table:table-cell>
          <table:table-cell office:value-type="float" office:value="184866">
            <text:p>184866</text:p>
          </table:table-cell>
        </table:table-row>
        <table:table-row table:style-name="ro1">
          <table:table-cell office:value-type="float" office:value="317124">
            <text:p>317124</text:p>
          </table:table-cell>
          <table:table-cell office:value-type="float" office:value="230154">
            <text:p>230154</text:p>
          </table:table-cell>
          <table:table-cell office:value-type="float" office:value="193798">
            <text:p>193798</text:p>
          </table:table-cell>
          <table:table-cell office:value-type="float" office:value="173410">
            <text:p>173410</text:p>
          </table:table-cell>
          <table:table-cell office:value-type="float" office:value="198682">
            <text:p>198682</text:p>
          </table:table-cell>
          <table:table-cell office:value-type="float" office:value="105042">
            <text:p>105042</text:p>
          </table:table-cell>
          <table:table-cell office:value-type="float" office:value="202581">
            <text:p>202581</text:p>
          </table:table-cell>
          <table:table-cell office:value-type="float" office:value="66079">
            <text:p>66079</text:p>
          </table:table-cell>
          <table:table-cell office:value-type="float" office:value="181100">
            <text:p>181100</text:p>
          </table:table-cell>
        </table:table-row>
        <table:table-row table:style-name="ro1">
          <table:table-cell office:value-type="float" office:value="231175">
            <text:p>231175</text:p>
          </table:table-cell>
          <table:table-cell office:value-type="float" office:value="228501">
            <text:p>228501</text:p>
          </table:table-cell>
          <table:table-cell office:value-type="float" office:value="177664">
            <text:p>177664</text:p>
          </table:table-cell>
          <table:table-cell office:value-type="float" office:value="169573">
            <text:p>169573</text:p>
          </table:table-cell>
          <table:table-cell office:value-type="float" office:value="199619">
            <text:p>199619</text:p>
          </table:table-cell>
          <table:table-cell office:value-type="float" office:value="115894">
            <text:p>115894</text:p>
          </table:table-cell>
          <table:table-cell office:value-type="float" office:value="196397">
            <text:p>196397</text:p>
          </table:table-cell>
          <table:table-cell office:value-type="float" office:value="63613">
            <text:p>63613</text:p>
          </table:table-cell>
          <table:table-cell office:value-type="float" office:value="182785">
            <text:p>182785</text:p>
          </table:table-cell>
        </table:table-row>
        <table:table-row table:style-name="ro1">
          <table:table-cell office:value-type="float" office:value="288184">
            <text:p>288184</text:p>
          </table:table-cell>
          <table:table-cell office:value-type="float" office:value="231706">
            <text:p>231706</text:p>
          </table:table-cell>
          <table:table-cell office:value-type="float" office:value="157232">
            <text:p>157232</text:p>
          </table:table-cell>
          <table:table-cell office:value-type="float" office:value="170068">
            <text:p>170068</text:p>
          </table:table-cell>
          <table:table-cell office:value-type="float" office:value="198189">
            <text:p>198189</text:p>
          </table:table-cell>
          <table:table-cell office:value-type="float" office:value="110864">
            <text:p>110864</text:p>
          </table:table-cell>
          <table:table-cell office:value-type="float" office:value="201587">
            <text:p>201587</text:p>
          </table:table-cell>
          <table:table-cell office:value-type="float" office:value="60422">
            <text:p>60422</text:p>
          </table:table-cell>
          <table:table-cell office:value-type="float" office:value="183827">
            <text:p>183827</text:p>
          </table:table-cell>
        </table:table-row>
        <table:table-row table:style-name="ro1">
          <table:table-cell office:value-type="float" office:value="363489">
            <text:p>363489</text:p>
          </table:table-cell>
          <table:table-cell office:value-type="float" office:value="231309">
            <text:p>231309</text:p>
          </table:table-cell>
          <table:table-cell office:value-type="float" office:value="169683">
            <text:p>169683</text:p>
          </table:table-cell>
          <table:table-cell office:value-type="float" office:value="150501">
            <text:p>150501</text:p>
          </table:table-cell>
          <table:table-cell office:value-type="float" office:value="201672">
            <text:p>201672</text:p>
          </table:table-cell>
          <table:table-cell office:value-type="float" office:value="102645">
            <text:p>102645</text:p>
          </table:table-cell>
          <table:table-cell office:value-type="float" office:value="203043">
            <text:p>203043</text:p>
          </table:table-cell>
          <table:table-cell office:value-type="float" office:value="59681">
            <text:p>59681</text:p>
          </table:table-cell>
          <table:table-cell office:value-type="float" office:value="182280">
            <text:p>182280</text:p>
          </table:table-cell>
        </table:table-row>
        <table:table-row table:style-name="ro1">
          <table:table-cell office:value-type="float" office:value="367647">
            <text:p>367647</text:p>
          </table:table-cell>
          <table:table-cell office:value-type="float" office:value="233421">
            <text:p>233421</text:p>
          </table:table-cell>
          <table:table-cell office:value-type="float" office:value="153186">
            <text:p>153186</text:p>
          </table:table-cell>
          <table:table-cell office:value-type="float" office:value="155569">
            <text:p>155569</text:p>
          </table:table-cell>
          <table:table-cell office:value-type="float" office:value="201374">
            <text:p>201374</text:p>
          </table:table-cell>
          <table:table-cell office:value-type="float" office:value="110570">
            <text:p>110570</text:p>
          </table:table-cell>
          <table:table-cell office:value-type="float" office:value="202862">
            <text:p>202862</text:p>
          </table:table-cell>
          <table:table-cell office:value-type="float" office:value="65257">
            <text:p>65257</text:p>
          </table:table-cell>
          <table:table-cell office:value-type="float" office:value="185296">
            <text:p>185296</text:p>
          </table:table-cell>
        </table:table-row>
        <table:table-row table:style-name="ro1">
          <table:table-cell office:value-type="float" office:value="327380">
            <text:p>327380</text:p>
          </table:table-cell>
          <table:table-cell office:value-type="float" office:value="234047">
            <text:p>234047</text:p>
          </table:table-cell>
          <table:table-cell office:value-type="float" office:value="158592">
            <text:p>158592</text:p>
          </table:table-cell>
          <table:table-cell office:value-type="float" office:value="172305">
            <text:p>172305</text:p>
          </table:table-cell>
          <table:table-cell office:value-type="float" office:value="198789">
            <text:p>198789</text:p>
          </table:table-cell>
          <table:table-cell office:value-type="float" office:value="111970">
            <text:p>111970</text:p>
          </table:table-cell>
          <table:table-cell office:value-type="float" office:value="203020">
            <text:p>203020</text:p>
          </table:table-cell>
          <table:table-cell office:value-type="float" office:value="59063">
            <text:p>59063</text:p>
          </table:table-cell>
          <table:table-cell office:value-type="float" office:value="180739">
            <text:p>180739</text:p>
          </table:table-cell>
        </table:table-row>
        <table:table-row table:style-name="ro1">
          <table:table-cell office:value-type="float" office:value="296442">
            <text:p>296442</text:p>
          </table:table-cell>
          <table:table-cell office:value-type="float" office:value="233203">
            <text:p>233203</text:p>
          </table:table-cell>
          <table:table-cell office:value-type="float" office:value="147203">
            <text:p>147203</text:p>
          </table:table-cell>
          <table:table-cell office:value-type="float" office:value="156250">
            <text:p>156250</text:p>
          </table:table-cell>
          <table:table-cell office:value-type="float" office:value="200483">
            <text:p>200483</text:p>
          </table:table-cell>
          <table:table-cell office:value-type="float" office:value="99667">
            <text:p>99667</text:p>
          </table:table-cell>
          <table:table-cell office:value-type="float" office:value="204267">
            <text:p>204267</text:p>
          </table:table-cell>
          <table:table-cell office:value-type="float" office:value="63038">
            <text:p>63038</text:p>
          </table:table-cell>
          <table:table-cell office:value-type="float" office:value="182663">
            <text:p>182663</text:p>
          </table:table-cell>
        </table:table-row>
        <table:table-row table:style-name="ro1">
          <table:table-cell office:value-type="float" office:value="314009">
            <text:p>314009</text:p>
          </table:table-cell>
          <table:table-cell office:value-type="float" office:value="235711">
            <text:p>235711</text:p>
          </table:table-cell>
          <table:table-cell office:value-type="float" office:value="140388">
            <text:p>140388</text:p>
          </table:table-cell>
          <table:table-cell office:value-type="float" office:value="161450">
            <text:p>161450</text:p>
          </table:table-cell>
          <table:table-cell office:value-type="float" office:value="205291">
            <text:p>205291</text:p>
          </table:table-cell>
          <table:table-cell office:value-type="float" office:value="103602">
            <text:p>103602</text:p>
          </table:table-cell>
          <table:table-cell office:value-type="float" office:value="205285">
            <text:p>205285</text:p>
          </table:table-cell>
          <table:table-cell office:value-type="float" office:value="65366">
            <text:p>65366</text:p>
          </table:table-cell>
          <table:table-cell office:value-type="float" office:value="176596">
            <text:p>176596</text:p>
          </table:table-cell>
        </table:table-row>
        <table:table-row table:style-name="ro1">
          <table:table-cell office:value-type="float" office:value="363825">
            <text:p>363825</text:p>
          </table:table-cell>
          <table:table-cell office:value-type="float" office:value="228857">
            <text:p>228857</text:p>
          </table:table-cell>
          <table:table-cell office:value-type="float" office:value="156529">
            <text:p>156529</text:p>
          </table:table-cell>
          <table:table-cell office:value-type="float" office:value="154661">
            <text:p>154661</text:p>
          </table:table-cell>
          <table:table-cell office:value-type="float" office:value="200632">
            <text:p>200632</text:p>
          </table:table-cell>
          <table:table-cell office:value-type="float" office:value="109000">
            <text:p>109000</text:p>
          </table:table-cell>
          <table:table-cell office:value-type="float" office:value="199922">
            <text:p>199922</text:p>
          </table:table-cell>
          <table:table-cell office:value-type="float" office:value="63868">
            <text:p>63868</text:p>
          </table:table-cell>
          <table:table-cell office:value-type="float" office:value="175883">
            <text:p>175883</text:p>
          </table:table-cell>
        </table:table-row>
        <table:table-row table:style-name="ro1">
          <table:table-cell office:value-type="float" office:value="316990">
            <text:p>316990</text:p>
          </table:table-cell>
          <table:table-cell office:value-type="float" office:value="229021">
            <text:p>229021</text:p>
          </table:table-cell>
          <table:table-cell office:value-type="float" office:value="168842">
            <text:p>168842</text:p>
          </table:table-cell>
          <table:table-cell office:value-type="float" office:value="163898">
            <text:p>163898</text:p>
          </table:table-cell>
          <table:table-cell office:value-type="float" office:value="202498">
            <text:p>202498</text:p>
          </table:table-cell>
          <table:table-cell office:value-type="float" office:value="106082">
            <text:p>106082</text:p>
          </table:table-cell>
          <table:table-cell office:value-type="float" office:value="199792">
            <text:p>199792</text:p>
          </table:table-cell>
          <table:table-cell office:value-type="float" office:value="61084">
            <text:p>61084</text:p>
          </table:table-cell>
          <table:table-cell office:value-type="float" office:value="178152">
            <text:p>178152</text:p>
          </table:table-cell>
        </table:table-row>
        <table:table-row table:style-name="ro1">
          <table:table-cell office:value-type="float" office:value="303490">
            <text:p>303490</text:p>
          </table:table-cell>
          <table:table-cell office:value-type="float" office:value="232081">
            <text:p>232081</text:p>
          </table:table-cell>
          <table:table-cell office:value-type="float" office:value="158040">
            <text:p>158040</text:p>
          </table:table-cell>
          <table:table-cell office:value-type="float" office:value="162999">
            <text:p>162999</text:p>
          </table:table-cell>
          <table:table-cell office:value-type="float" office:value="202597">
            <text:p>202597</text:p>
          </table:table-cell>
          <table:table-cell office:value-type="float" office:value="112803">
            <text:p>112803</text:p>
          </table:table-cell>
          <table:table-cell office:value-type="float" office:value="201197">
            <text:p>201197</text:p>
          </table:table-cell>
          <table:table-cell office:value-type="float" office:value="64329">
            <text:p>64329</text:p>
          </table:table-cell>
          <table:table-cell office:value-type="float" office:value="175947">
            <text:p>175947</text:p>
          </table:table-cell>
        </table:table-row>
        <table:table-row table:style-name="ro1">
          <table:table-cell office:value-type="float" office:value="366063">
            <text:p>366063</text:p>
          </table:table-cell>
          <table:table-cell office:value-type="float" office:value="232064">
            <text:p>232064</text:p>
          </table:table-cell>
          <table:table-cell office:value-type="float" office:value="172274">
            <text:p>172274</text:p>
          </table:table-cell>
          <table:table-cell office:value-type="float" office:value="154939">
            <text:p>154939</text:p>
          </table:table-cell>
          <table:table-cell office:value-type="float" office:value="203266">
            <text:p>203266</text:p>
          </table:table-cell>
          <table:table-cell office:value-type="float" office:value="112971">
            <text:p>112971</text:p>
          </table:table-cell>
          <table:table-cell office:value-type="float" office:value="202898">
            <text:p>202898</text:p>
          </table:table-cell>
          <table:table-cell office:value-type="float" office:value="65556">
            <text:p>65556</text:p>
          </table:table-cell>
          <table:table-cell office:value-type="float" office:value="177193">
            <text:p>177193</text:p>
          </table:table-cell>
        </table:table-row>
        <table:table-row table:style-name="ro1">
          <table:table-cell office:value-type="float" office:value="367047">
            <text:p>367047</text:p>
          </table:table-cell>
          <table:table-cell office:value-type="float" office:value="231788">
            <text:p>231788</text:p>
          </table:table-cell>
          <table:table-cell office:value-type="float" office:value="157507">
            <text:p>157507</text:p>
          </table:table-cell>
          <table:table-cell office:value-type="float" office:value="170583">
            <text:p>170583</text:p>
          </table:table-cell>
          <table:table-cell office:value-type="float" office:value="202142">
            <text:p>202142</text:p>
          </table:table-cell>
          <table:table-cell office:value-type="float" office:value="111083">
            <text:p>111083</text:p>
          </table:table-cell>
          <table:table-cell office:value-type="float" office:value="203079">
            <text:p>203079</text:p>
          </table:table-cell>
          <table:table-cell office:value-type="float" office:value="65349">
            <text:p>65349</text:p>
          </table:table-cell>
          <table:table-cell office:value-type="float" office:value="180261">
            <text:p>180261</text:p>
          </table:table-cell>
        </table:table-row>
        <table:table-row table:style-name="ro1">
          <table:table-cell office:value-type="float" office:value="325788">
            <text:p>325788</text:p>
          </table:table-cell>
          <table:table-cell office:value-type="float" office:value="232901">
            <text:p>232901</text:p>
          </table:table-cell>
          <table:table-cell office:value-type="float" office:value="149795">
            <text:p>149795</text:p>
          </table:table-cell>
          <table:table-cell office:value-type="float" office:value="169461">
            <text:p>169461</text:p>
          </table:table-cell>
          <table:table-cell office:value-type="float" office:value="202491">
            <text:p>202491</text:p>
          </table:table-cell>
          <table:table-cell office:value-type="float" office:value="106813">
            <text:p>106813</text:p>
          </table:table-cell>
          <table:table-cell office:value-type="float" office:value="204479">
            <text:p>204479</text:p>
          </table:table-cell>
          <table:table-cell office:value-type="float" office:value="64855">
            <text:p>64855</text:p>
          </table:table-cell>
          <table:table-cell office:value-type="float" office:value="174174">
            <text:p>174174</text:p>
          </table:table-cell>
        </table:table-row>
        <table:table-row table:style-name="ro1">
          <table:table-cell office:value-type="float" office:value="264970">
            <text:p>264970</text:p>
          </table:table-cell>
          <table:table-cell office:value-type="float" office:value="232426">
            <text:p>232426</text:p>
          </table:table-cell>
          <table:table-cell office:value-type="float" office:value="169319">
            <text:p>169319</text:p>
          </table:table-cell>
          <table:table-cell office:value-type="float" office:value="170125">
            <text:p>170125</text:p>
          </table:table-cell>
          <table:table-cell office:value-type="float" office:value="203522">
            <text:p>203522</text:p>
          </table:table-cell>
          <table:table-cell office:value-type="float" office:value="114626">
            <text:p>114626</text:p>
          </table:table-cell>
          <table:table-cell office:value-type="float" office:value="203266">
            <text:p>203266</text:p>
          </table:table-cell>
          <table:table-cell office:value-type="float" office:value="65095">
            <text:p>65095</text:p>
          </table:table-cell>
          <table:table-cell office:value-type="float" office:value="181329">
            <text:p>181329</text:p>
          </table:table-cell>
        </table:table-row>
        <table:table-row table:style-name="ro1">
          <table:table-cell office:value-type="float" office:value="288303">
            <text:p>288303</text:p>
          </table:table-cell>
          <table:table-cell office:value-type="float" office:value="233946">
            <text:p>233946</text:p>
          </table:table-cell>
          <table:table-cell office:value-type="float" office:value="156763">
            <text:p>156763</text:p>
          </table:table-cell>
          <table:table-cell office:value-type="float" office:value="173153">
            <text:p>173153</text:p>
          </table:table-cell>
          <table:table-cell office:value-type="float" office:value="202735">
            <text:p>202735</text:p>
          </table:table-cell>
          <table:table-cell office:value-type="float" office:value="113146">
            <text:p>113146</text:p>
          </table:table-cell>
          <table:table-cell office:value-type="float" office:value="203275">
            <text:p>203275</text:p>
          </table:table-cell>
          <table:table-cell office:value-type="float" office:value="65740">
            <text:p>65740</text:p>
          </table:table-cell>
          <table:table-cell office:value-type="float" office:value="183145">
            <text:p>183145</text:p>
          </table:table-cell>
        </table:table-row>
        <table:table-row table:style-name="ro1">
          <table:table-cell office:value-type="float" office:value="348763">
            <text:p>348763</text:p>
          </table:table-cell>
          <table:table-cell office:value-type="float" office:value="234243">
            <text:p>234243</text:p>
          </table:table-cell>
          <table:table-cell office:value-type="float" office:value="166213">
            <text:p>166213</text:p>
          </table:table-cell>
          <table:table-cell office:value-type="float" office:value="154018">
            <text:p>154018</text:p>
          </table:table-cell>
          <table:table-cell office:value-type="float" office:value="191977">
            <text:p>191977</text:p>
          </table:table-cell>
          <table:table-cell office:value-type="float" office:value="114107">
            <text:p>114107</text:p>
          </table:table-cell>
          <table:table-cell office:value-type="float" office:value="203844">
            <text:p>203844</text:p>
          </table:table-cell>
          <table:table-cell office:value-type="float" office:value="61999">
            <text:p>61999</text:p>
          </table:table-cell>
          <table:table-cell office:value-type="float" office:value="182136">
            <text:p>182136</text:p>
          </table:table-cell>
        </table:table-row>
        <table:table-row table:style-name="ro1">
          <table:table-cell office:value-type="float" office:value="324858">
            <text:p>324858</text:p>
          </table:table-cell>
          <table:table-cell office:value-type="float" office:value="233433">
            <text:p>233433</text:p>
          </table:table-cell>
          <table:table-cell office:value-type="float" office:value="169716">
            <text:p>169716</text:p>
          </table:table-cell>
          <table:table-cell office:value-type="float" office:value="173611">
            <text:p>173611</text:p>
          </table:table-cell>
          <table:table-cell office:value-type="float" office:value="193816">
            <text:p>193816</text:p>
          </table:table-cell>
          <table:table-cell office:value-type="float" office:value="110832">
            <text:p>110832</text:p>
          </table:table-cell>
          <table:table-cell office:value-type="float" office:value="204188">
            <text:p>204188</text:p>
          </table:table-cell>
          <table:table-cell office:value-type="float" office:value="61046">
            <text:p>61046</text:p>
          </table:table-cell>
          <table:table-cell office:value-type="float" office:value="182018">
            <text:p>182018</text:p>
          </table:table-cell>
        </table:table-row>
        <table:table-row table:style-name="ro1">
          <table:table-cell office:value-type="float" office:value="327332">
            <text:p>327332</text:p>
          </table:table-cell>
          <table:table-cell office:value-type="float" office:value="234990">
            <text:p>234990</text:p>
          </table:table-cell>
          <table:table-cell office:value-type="float" office:value="155601">
            <text:p>155601</text:p>
          </table:table-cell>
          <table:table-cell office:value-type="float" office:value="172811">
            <text:p>172811</text:p>
          </table:table-cell>
          <table:table-cell office:value-type="float" office:value="199499">
            <text:p>199499</text:p>
          </table:table-cell>
          <table:table-cell office:value-type="float" office:value="111172">
            <text:p>111172</text:p>
          </table:table-cell>
          <table:table-cell office:value-type="float" office:value="203539">
            <text:p>203539</text:p>
          </table:table-cell>
          <table:table-cell office:value-type="float" office:value="59512">
            <text:p>59512</text:p>
          </table:table-cell>
          <table:table-cell office:value-type="float" office:value="183696">
            <text:p>183696</text:p>
          </table:table-cell>
        </table:table-row>
        <table:table-row table:style-name="ro1">
          <table:table-cell office:value-type="float" office:value="319366">
            <text:p>319366</text:p>
          </table:table-cell>
          <table:table-cell office:value-type="float" office:value="223657">
            <text:p>223657</text:p>
          </table:table-cell>
          <table:table-cell office:value-type="float" office:value="161415">
            <text:p>161415</text:p>
          </table:table-cell>
          <table:table-cell office:value-type="float" office:value="164343">
            <text:p>164343</text:p>
          </table:table-cell>
          <table:table-cell office:value-type="float" office:value="201380">
            <text:p>201380</text:p>
          </table:table-cell>
          <table:table-cell office:value-type="float" office:value="108847">
            <text:p>108847</text:p>
          </table:table-cell>
          <table:table-cell office:value-type="float" office:value="206278">
            <text:p>206278</text:p>
          </table:table-cell>
          <table:table-cell office:value-type="float" office:value="58973">
            <text:p>58973</text:p>
          </table:table-cell>
          <table:table-cell office:value-type="float" office:value="181670">
            <text:p>181670</text:p>
          </table:table-cell>
        </table:table-row>
        <table:table-row table:style-name="ro1">
          <table:table-cell office:value-type="float" office:value="327786">
            <text:p>327786</text:p>
          </table:table-cell>
          <table:table-cell office:value-type="float" office:value="233128">
            <text:p>233128</text:p>
          </table:table-cell>
          <table:table-cell office:value-type="float" office:value="170246">
            <text:p>170246</text:p>
          </table:table-cell>
          <table:table-cell office:value-type="float" office:value="162581">
            <text:p>162581</text:p>
          </table:table-cell>
          <table:table-cell office:value-type="float" office:value="202274">
            <text:p>202274</text:p>
          </table:table-cell>
          <table:table-cell office:value-type="float" office:value="108713">
            <text:p>108713</text:p>
          </table:table-cell>
          <table:table-cell office:value-type="float" office:value="199436">
            <text:p>199436</text:p>
          </table:table-cell>
          <table:table-cell office:value-type="float" office:value="61775">
            <text:p>61775</text:p>
          </table:table-cell>
          <table:table-cell office:value-type="float" office:value="181622">
            <text:p>181622</text:p>
          </table:table-cell>
        </table:table-row>
        <table:table-row table:style-name="ro1">
          <table:table-cell office:value-type="float" office:value="325929">
            <text:p>325929</text:p>
          </table:table-cell>
          <table:table-cell office:value-type="float" office:value="224130">
            <text:p>224130</text:p>
          </table:table-cell>
          <table:table-cell office:value-type="float" office:value="176332">
            <text:p>176332</text:p>
          </table:table-cell>
          <table:table-cell office:value-type="float" office:value="169215">
            <text:p>169215</text:p>
          </table:table-cell>
          <table:table-cell office:value-type="float" office:value="190456">
            <text:p>190456</text:p>
          </table:table-cell>
          <table:table-cell office:value-type="float" office:value="112725">
            <text:p>112725</text:p>
          </table:table-cell>
          <table:table-cell office:value-type="float" office:value="196851">
            <text:p>196851</text:p>
          </table:table-cell>
          <table:table-cell office:value-type="float" office:value="60756">
            <text:p>60756</text:p>
          </table:table-cell>
          <table:table-cell office:value-type="float" office:value="179923">
            <text:p>179923</text:p>
          </table:table-cell>
        </table:table-row>
        <table:table-row table:style-name="ro1">
          <table:table-cell office:value-type="float" office:value="273010">
            <text:p>273010</text:p>
          </table:table-cell>
          <table:table-cell office:value-type="float" office:value="223433">
            <text:p>223433</text:p>
          </table:table-cell>
          <table:table-cell office:value-type="float" office:value="161364">
            <text:p>161364</text:p>
          </table:table-cell>
          <table:table-cell office:value-type="float" office:value="164551">
            <text:p>164551</text:p>
          </table:table-cell>
          <table:table-cell office:value-type="float" office:value="197170">
            <text:p>197170</text:p>
          </table:table-cell>
          <table:table-cell office:value-type="float" office:value="114754">
            <text:p>114754</text:p>
          </table:table-cell>
          <table:table-cell office:value-type="float" office:value="198728">
            <text:p>198728</text:p>
          </table:table-cell>
          <table:table-cell office:value-type="float" office:value="58582">
            <text:p>58582</text:p>
          </table:table-cell>
          <table:table-cell office:value-type="float" office:value="179312">
            <text:p>179312</text:p>
          </table:table-cell>
        </table:table-row>
        <table:table-row table:style-name="ro1">
          <table:table-cell office:value-type="float" office:value="341819">
            <text:p>341819</text:p>
          </table:table-cell>
          <table:table-cell office:value-type="float" office:value="224590">
            <text:p>224590</text:p>
          </table:table-cell>
          <table:table-cell office:value-type="float" office:value="152728">
            <text:p>152728</text:p>
          </table:table-cell>
          <table:table-cell office:value-type="float" office:value="158539">
            <text:p>158539</text:p>
          </table:table-cell>
          <table:table-cell office:value-type="float" office:value="198582">
            <text:p>198582</text:p>
          </table:table-cell>
          <table:table-cell office:value-type="float" office:value="109500">
            <text:p>109500</text:p>
          </table:table-cell>
          <table:table-cell office:value-type="float" office:value="198428">
            <text:p>198428</text:p>
          </table:table-cell>
          <table:table-cell office:value-type="float" office:value="63147">
            <text:p>63147</text:p>
          </table:table-cell>
          <table:table-cell office:value-type="float" office:value="179134">
            <text:p>179134</text:p>
          </table:table-cell>
        </table:table-row>
        <table:table-row table:style-name="ro1">
          <table:table-cell office:value-type="float" office:value="346580">
            <text:p>346580</text:p>
          </table:table-cell>
          <table:table-cell office:value-type="float" office:value="214460">
            <text:p>214460</text:p>
          </table:table-cell>
          <table:table-cell office:value-type="float" office:value="173973">
            <text:p>173973</text:p>
          </table:table-cell>
          <table:table-cell office:value-type="float" office:value="171585">
            <text:p>171585</text:p>
          </table:table-cell>
          <table:table-cell office:value-type="float" office:value="197418">
            <text:p>197418</text:p>
          </table:table-cell>
          <table:table-cell office:value-type="float" office:value="115225">
            <text:p>115225</text:p>
          </table:table-cell>
          <table:table-cell office:value-type="float" office:value="199942">
            <text:p>199942</text:p>
          </table:table-cell>
          <table:table-cell office:value-type="float" office:value="61354">
            <text:p>61354</text:p>
          </table:table-cell>
          <table:table-cell office:value-type="float" office:value="179603">
            <text:p>179603</text:p>
          </table:table-cell>
        </table:table-row>
        <table:table-row table:style-name="ro1">
          <table:table-cell office:value-type="float" office:value="360632">
            <text:p>360632</text:p>
          </table:table-cell>
          <table:table-cell office:value-type="float" office:value="220472">
            <text:p>220472</text:p>
          </table:table-cell>
          <table:table-cell office:value-type="float" office:value="146585">
            <text:p>146585</text:p>
          </table:table-cell>
          <table:table-cell office:value-type="float" office:value="176016">
            <text:p>176016</text:p>
          </table:table-cell>
          <table:table-cell office:value-type="float" office:value="198362">
            <text:p>198362</text:p>
          </table:table-cell>
          <table:table-cell office:value-type="float" office:value="115138">
            <text:p>115138</text:p>
          </table:table-cell>
          <table:table-cell office:value-type="float" office:value="199054">
            <text:p>199054</text:p>
          </table:table-cell>
          <table:table-cell office:value-type="float" office:value="62124">
            <text:p>62124</text:p>
          </table:table-cell>
          <table:table-cell office:value-type="float" office:value="181245">
            <text:p>181245</text:p>
          </table:table-cell>
        </table:table-row>
        <table:table-row table:style-name="ro1">
          <table:table-cell office:value-type="float" office:value="295530">
            <text:p>295530</text:p>
          </table:table-cell>
          <table:table-cell office:value-type="float" office:value="224639">
            <text:p>224639</text:p>
          </table:table-cell>
          <table:table-cell office:value-type="float" office:value="167890">
            <text:p>167890</text:p>
          </table:table-cell>
          <table:table-cell office:value-type="float" office:value="171489">
            <text:p>171489</text:p>
          </table:table-cell>
          <table:table-cell office:value-type="float" office:value="199389">
            <text:p>199389</text:p>
          </table:table-cell>
          <table:table-cell office:value-type="float" office:value="112470">
            <text:p>112470</text:p>
          </table:table-cell>
          <table:table-cell office:value-type="float" office:value="200740">
            <text:p>200740</text:p>
          </table:table-cell>
          <table:table-cell office:value-type="float" office:value="62106">
            <text:p>62106</text:p>
          </table:table-cell>
          <table:table-cell office:value-type="float" office:value="181138">
            <text:p>181138</text:p>
          </table:table-cell>
        </table:table-row>
        <table:table-row table:style-name="ro1">
          <table:table-cell office:value-type="float" office:value="327771">
            <text:p>327771</text:p>
          </table:table-cell>
          <table:table-cell office:value-type="float" office:value="226449">
            <text:p>226449</text:p>
          </table:table-cell>
          <table:table-cell office:value-type="float" office:value="159020">
            <text:p>159020</text:p>
          </table:table-cell>
          <table:table-cell office:value-type="float" office:value="178339">
            <text:p>178339</text:p>
          </table:table-cell>
          <table:table-cell office:value-type="float" office:value="198753">
            <text:p>198753</text:p>
          </table:table-cell>
          <table:table-cell office:value-type="float" office:value="103891">
            <text:p>103891</text:p>
          </table:table-cell>
          <table:table-cell office:value-type="float" office:value="201384">
            <text:p>201384</text:p>
          </table:table-cell>
          <table:table-cell office:value-type="float" office:value="61142">
            <text:p>61142</text:p>
          </table:table-cell>
          <table:table-cell office:value-type="float" office:value="181333">
            <text:p>181333</text:p>
          </table:table-cell>
        </table:table-row>
        <table:table-row table:style-name="ro1">
          <table:table-cell office:value-type="float" office:value="309879">
            <text:p>309879</text:p>
          </table:table-cell>
          <table:table-cell office:value-type="float" office:value="228665">
            <text:p>228665</text:p>
          </table:table-cell>
          <table:table-cell office:value-type="float" office:value="142857">
            <text:p>142857</text:p>
          </table:table-cell>
          <table:table-cell office:value-type="float" office:value="175402">
            <text:p>175402</text:p>
          </table:table-cell>
          <table:table-cell office:value-type="float" office:value="199100">
            <text:p>199100</text:p>
          </table:table-cell>
          <table:table-cell office:value-type="float" office:value="113257">
            <text:p>113257</text:p>
          </table:table-cell>
          <table:table-cell office:value-type="float" office:value="202726">
            <text:p>202726</text:p>
          </table:table-cell>
          <table:table-cell office:value-type="float" office:value="65249">
            <text:p>65249</text:p>
          </table:table-cell>
          <table:table-cell office:value-type="float" office:value="182868">
            <text:p>182868</text:p>
          </table:table-cell>
        </table:table-row>
        <table:table-row table:style-name="ro1">
          <table:table-cell office:value-type="float" office:value="305090">
            <text:p>305090</text:p>
          </table:table-cell>
          <table:table-cell office:value-type="float" office:value="230066">
            <text:p>230066</text:p>
          </table:table-cell>
          <table:table-cell office:value-type="float" office:value="171098">
            <text:p>171098</text:p>
          </table:table-cell>
          <table:table-cell office:value-type="float" office:value="172686">
            <text:p>172686</text:p>
          </table:table-cell>
          <table:table-cell office:value-type="float" office:value="201382">
            <text:p>201382</text:p>
          </table:table-cell>
          <table:table-cell office:value-type="float" office:value="111536">
            <text:p>111536</text:p>
          </table:table-cell>
          <table:table-cell office:value-type="float" office:value="201553">
            <text:p>201553</text:p>
          </table:table-cell>
          <table:table-cell office:value-type="float" office:value="66022">
            <text:p>66022</text:p>
          </table:table-cell>
          <table:table-cell office:value-type="float" office:value="182503">
            <text:p>182503</text:p>
          </table:table-cell>
        </table:table-row>
        <table:table-row table:style-name="ro1">
          <table:table-cell office:value-type="float" office:value="309491">
            <text:p>309491</text:p>
          </table:table-cell>
          <table:table-cell office:value-type="float" office:value="229492">
            <text:p>229492</text:p>
          </table:table-cell>
          <table:table-cell office:value-type="float" office:value="165380">
            <text:p>165380</text:p>
          </table:table-cell>
          <table:table-cell office:value-type="float" office:value="176366">
            <text:p>176366</text:p>
          </table:table-cell>
          <table:table-cell office:value-type="float" office:value="200646">
            <text:p>200646</text:p>
          </table:table-cell>
          <table:table-cell office:value-type="float" office:value="113435">
            <text:p>113435</text:p>
          </table:table-cell>
          <table:table-cell office:value-type="float" office:value="202154">
            <text:p>202154</text:p>
          </table:table-cell>
          <table:table-cell office:value-type="float" office:value="65987">
            <text:p>65987</text:p>
          </table:table-cell>
          <table:table-cell office:value-type="float" office:value="179361">
            <text:p>179361</text:p>
          </table:table-cell>
        </table:table-row>
        <table:table-row table:style-name="ro1">
          <table:table-cell office:value-type="float" office:value="341580">
            <text:p>341580</text:p>
          </table:table-cell>
          <table:table-cell office:value-type="float" office:value="226987">
            <text:p>226987</text:p>
          </table:table-cell>
          <table:table-cell office:value-type="float" office:value="144644">
            <text:p>144644</text:p>
          </table:table-cell>
          <table:table-cell office:value-type="float" office:value="175822">
            <text:p>175822</text:p>
          </table:table-cell>
          <table:table-cell office:value-type="float" office:value="199588">
            <text:p>199588</text:p>
          </table:table-cell>
          <table:table-cell office:value-type="float" office:value="112366">
            <text:p>112366</text:p>
          </table:table-cell>
          <table:table-cell office:value-type="float" office:value="201884">
            <text:p>201884</text:p>
          </table:table-cell>
          <table:table-cell office:value-type="float" office:value="65076">
            <text:p>65076</text:p>
          </table:table-cell>
          <table:table-cell office:value-type="float" office:value="179879">
            <text:p>179879</text:p>
          </table:table-cell>
        </table:table-row>
        <table:table-row table:style-name="ro1">
          <table:table-cell office:value-type="float" office:value="327360">
            <text:p>327360</text:p>
          </table:table-cell>
          <table:table-cell office:value-type="float" office:value="230433">
            <text:p>230433</text:p>
          </table:table-cell>
          <table:table-cell office:value-type="float" office:value="160771">
            <text:p>160771</text:p>
          </table:table-cell>
          <table:table-cell office:value-type="float" office:value="164873">
            <text:p>164873</text:p>
          </table:table-cell>
          <table:table-cell office:value-type="float" office:value="190118">
            <text:p>190118</text:p>
          </table:table-cell>
          <table:table-cell office:value-type="float" office:value="113799">
            <text:p>113799</text:p>
          </table:table-cell>
          <table:table-cell office:value-type="float" office:value="193620">
            <text:p>193620</text:p>
          </table:table-cell>
          <table:table-cell office:value-type="float" office:value="64643">
            <text:p>64643</text:p>
          </table:table-cell>
          <table:table-cell office:value-type="float" office:value="178993">
            <text:p>178993</text:p>
          </table:table-cell>
        </table:table-row>
        <table:table-row table:style-name="ro1">
          <table:table-cell office:value-type="float" office:value="350215">
            <text:p>350215</text:p>
          </table:table-cell>
          <table:table-cell office:value-type="float" office:value="230195">
            <text:p>230195</text:p>
          </table:table-cell>
          <table:table-cell office:value-type="float" office:value="171443">
            <text:p>171443</text:p>
          </table:table-cell>
          <table:table-cell office:value-type="float" office:value="176726">
            <text:p>176726</text:p>
          </table:table-cell>
          <table:table-cell office:value-type="float" office:value="197953">
            <text:p>197953</text:p>
          </table:table-cell>
          <table:table-cell office:value-type="float" office:value="111543">
            <text:p>111543</text:p>
          </table:table-cell>
          <table:table-cell office:value-type="float" office:value="196462">
            <text:p>196462</text:p>
          </table:table-cell>
          <table:table-cell office:value-type="float" office:value="63704">
            <text:p>63704</text:p>
          </table:table-cell>
          <table:table-cell office:value-type="float" office:value="182976">
            <text:p>182976</text:p>
          </table:table-cell>
        </table:table-row>
        <table:table-row table:style-name="ro1">
          <table:table-cell office:value-type="float" office:value="276931">
            <text:p>276931</text:p>
          </table:table-cell>
          <table:table-cell office:value-type="float" office:value="229918">
            <text:p>229918</text:p>
          </table:table-cell>
          <table:table-cell office:value-type="float" office:value="169061">
            <text:p>169061</text:p>
          </table:table-cell>
          <table:table-cell office:value-type="float" office:value="168690">
            <text:p>168690</text:p>
          </table:table-cell>
          <table:table-cell office:value-type="float" office:value="198021">
            <text:p>198021</text:p>
          </table:table-cell>
          <table:table-cell office:value-type="float" office:value="114103">
            <text:p>114103</text:p>
          </table:table-cell>
          <table:table-cell office:value-type="float" office:value="198084">
            <text:p>198084</text:p>
          </table:table-cell>
          <table:table-cell office:value-type="float" office:value="65108">
            <text:p>65108</text:p>
          </table:table-cell>
          <table:table-cell office:value-type="float" office:value="182112">
            <text:p>182112</text:p>
          </table:table-cell>
        </table:table-row>
        <table:table-row table:style-name="ro2">
          <table:table-cell table:style-name="ce2" table:formula="of:=AVERAGE([.A2:.A41])" office:value-type="float" office:value="313397.85">
            <text:p>313397,85</text:p>
          </table:table-cell>
          <table:table-cell table:style-name="ce2" table:formula="of:=AVERAGE([.B2:.B41])" office:value-type="float" office:value="228595.7">
            <text:p>228595,7</text:p>
          </table:table-cell>
          <table:table-cell table:style-name="ce2" table:formula="of:=AVERAGE([.C2:.C41])" office:value-type="float" office:value="156445.7">
            <text:p>156445,7</text:p>
          </table:table-cell>
          <table:table-cell table:style-name="ce2" table:formula="of:=AVERAGE([.D2:.D41])" office:value-type="float" office:value="162217.075">
            <text:p>162217,075</text:p>
          </table:table-cell>
          <table:table-cell table:style-name="ce2" table:formula="of:=AVERAGE([.E2:.E41])" office:value-type="float" office:value="198519.25">
            <text:p>198519,25</text:p>
          </table:table-cell>
          <table:table-cell table:style-name="ce2" table:formula="of:=AVERAGE([.F2:.F41])" office:value-type="float" office:value="106202">
            <text:p>106202</text:p>
          </table:table-cell>
          <table:table-cell table:style-name="ce2" table:formula="of:=AVERAGE([.G2:.G41])" office:value-type="float" office:value="199954.775">
            <text:p>199954,775</text:p>
          </table:table-cell>
          <table:table-cell table:style-name="ce2" table:formula="of:=AVERAGE([.H2:.H41])" office:value-type="float" office:value="60590.25">
            <text:p>60590,25</text:p>
          </table:table-cell>
          <table:table-cell table:style-name="ce2" table:formula="of:=AVERAGE([.I2:.I41])" office:value-type="float" office:value="179833.45">
            <text:p>179833,4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8.06.2021</text:date>, <text:time>23:5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ehrens</meta:initial-creator>
    <meta:creation-date>2021-06-28T22:09:46</meta:creation-date>
    <dc:date>2021-06-28T23:53:55</dc:date>
    <dc:creator>Marcus Behrens</dc:creator>
    <meta:editing-duration>PT43M28S</meta:editing-duration>
    <meta:editing-cycles>1</meta:editing-cycles>
    <meta:document-statistic meta:table-count="3" meta:cell-count="378" meta:object-count="0"/>
    <meta:generator>OpenOffice/4.1.8$Unix OpenOffice.org_project/418m3$Build-9803</meta:generator>
  </office:meta>
</office:document-meta>
</file>